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4e31f7"/>
    </style:style>
    <style:style style:name="P7" style:family="paragraph" style:parent-style-name="Standard">
      <style:text-properties officeooo:rsid="00339ca0" officeooo:paragraph-rsid="014e31f7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db24e"/>
    </style:style>
    <style:style style:name="P10" style:family="paragraph" style:parent-style-name="Standard">
      <style:text-properties officeooo:rsid="003eed3e" officeooo:paragraph-rsid="014e31f7"/>
    </style:style>
    <style:style style:name="P11" style:family="paragraph" style:parent-style-name="Standard">
      <style:text-properties officeooo:rsid="0042cae4" officeooo:paragraph-rsid="014e31f7"/>
    </style:style>
    <style:style style:name="P12" style:family="paragraph" style:parent-style-name="Standard">
      <style:text-properties officeooo:rsid="0047eae1" officeooo:paragraph-rsid="01473c2c"/>
    </style:style>
    <style:style style:name="P13" style:family="paragraph" style:parent-style-name="Standard">
      <style:text-properties officeooo:rsid="0047eae1" officeooo:paragraph-rsid="015507d3"/>
    </style:style>
    <style:style style:name="P14" style:family="paragraph" style:parent-style-name="Standard">
      <style:text-properties officeooo:rsid="0047eae1" officeooo:paragraph-rsid="015adbf1"/>
    </style:style>
    <style:style style:name="P15" style:family="paragraph" style:parent-style-name="Standard">
      <style:text-properties officeooo:rsid="009a0523" officeooo:paragraph-rsid="014e31f7"/>
    </style:style>
    <style:style style:name="P16" style:family="paragraph" style:parent-style-name="Standard">
      <style:text-properties officeooo:rsid="00c9df37" officeooo:paragraph-rsid="014e31f7"/>
    </style:style>
    <style:style style:name="P17" style:family="paragraph" style:parent-style-name="Standard">
      <style:text-properties officeooo:rsid="00e5fb4a" officeooo:paragraph-rsid="00e8e23c"/>
    </style:style>
    <style:style style:name="P18" style:family="paragraph" style:parent-style-name="Standard">
      <style:text-properties officeooo:rsid="0096dbc9" officeooo:paragraph-rsid="014e31f7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1c2fb4" officeooo:paragraph-rsid="015348b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3" style:family="paragraph" style:parent-style-name="Standard">
      <style:text-properties officeooo:rsid="007d7782" officeooo:paragraph-rsid="01322b59"/>
    </style:style>
    <style:style style:name="P24" style:family="paragraph" style:parent-style-name="Standard">
      <style:text-properties officeooo:rsid="01473c2c" officeooo:paragraph-rsid="01473c2c" fo:background-color="transparent"/>
    </style:style>
    <style:style style:name="P25" style:family="paragraph" style:parent-style-name="Standard">
      <style:text-properties officeooo:rsid="01473c2c" officeooo:paragraph-rsid="0148ff4a" fo:background-color="transparent"/>
    </style:style>
    <style:style style:name="P26" style:family="paragraph" style:parent-style-name="Standard">
      <style:text-properties officeooo:paragraph-rsid="0148ff4a"/>
    </style:style>
    <style:style style:name="P27" style:family="paragraph" style:parent-style-name="Standard">
      <style:text-properties officeooo:rsid="014efdf4" officeooo:paragraph-rsid="014efdf4"/>
    </style:style>
    <style:style style:name="P28" style:family="paragraph" style:parent-style-name="Standard">
      <style:text-properties officeooo:paragraph-rsid="01473c2c"/>
    </style:style>
    <style:style style:name="P29" style:family="paragraph" style:parent-style-name="Standard">
      <style:text-properties officeooo:paragraph-rsid="01484a99"/>
    </style:style>
    <style:style style:name="P30" style:family="paragraph" style:parent-style-name="Standard">
      <style:text-properties officeooo:paragraph-rsid="015507d3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4e31f7" style:font-weight-asian="normal" style:font-weight-complex="normal"/>
    </style:style>
    <style:style style:name="P38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9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40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41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3f7024" style:font-weight-asian="bold" style:font-weight-complex="bold"/>
    </style:style>
    <style:style style:name="P42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43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4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45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564ac2"/>
    </style:style>
    <style:style style:name="P46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1564ac2"/>
    </style:style>
    <style:style style:name="P47" style:family="paragraph" style:parent-style-name="Standard">
      <style:paragraph-properties fo:margin-left="0.1252in" fo:margin-right="0.0835in" fo:text-indent="0in" style:auto-text-indent="false" fo:background-color="transparent">
        <style:background-image/>
      </style:paragraph-properties>
      <style:text-properties officeooo:paragraph-rsid="01581a2a"/>
    </style:style>
    <style:style style:name="P48" style:family="paragraph" style:parent-style-name="Standard">
      <style:paragraph-properties fo:margin-left="0.1252in" fo:margin-right="0.0835in" fo:text-indent="0in" style:auto-text-indent="false" fo:background-color="transparent">
        <style:background-image/>
      </style:paragraph-properties>
      <style:text-properties officeooo:rsid="0047eae1" officeooo:paragraph-rsid="015adbf1"/>
    </style:style>
    <style:style style:name="P49" style:family="paragraph" style:parent-style-name="Standard">
      <style:paragraph-properties fo:background-color="#cccccc">
        <style:background-image/>
      </style:paragraph-properties>
      <style:text-properties officeooo:rsid="001c2fb4" officeooo:paragraph-rsid="01533a3b"/>
    </style:style>
    <style:style style:name="P50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51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15adbf1"/>
    </style:style>
    <style:style style:name="P52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4e31f7" style:font-size-asian="12pt" style:font-size-complex="12pt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58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rsid="00d7e0d3" officeooo:paragraph-rsid="00d7e0d3"/>
    </style:style>
    <style:style style:name="P59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paragraph-rsid="01473c2c"/>
    </style:style>
    <style:style style:name="P60" style:family="paragraph" style:parent-style-name="Text_20_body">
      <style:text-properties officeooo:paragraph-rsid="01473c2c" fo:background-color="transparent"/>
    </style:style>
    <style:style style:name="P61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62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63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background-color="#cccccc">
        <style:background-image/>
      </style:paragraph-properties>
      <style:text-properties fo:font-weight="bold" officeooo:rsid="00c9df37" officeooo:paragraph-rsid="014e31f7" style:font-weight-asian="bold" style:font-weight-complex="bold"/>
    </style:style>
    <style:style style:name="P65" style:family="paragraph" style:parent-style-name="Standard">
      <style:paragraph-properties fo:margin-left="0.1252in" fo:margin-right="0.0835in" fo:text-indent="0in" style:auto-text-indent="false" fo:background-color="transparent">
        <style:background-image/>
      </style:paragraph-properties>
      <style:text-properties officeooo:rsid="0159698b" officeooo:paragraph-rsid="01581a2a" fo:background-color="transparent"/>
    </style:style>
    <style:style style:name="P66" style:family="paragraph" style:parent-style-name="Standard">
      <style:paragraph-properties fo:margin-left="0.1252in" fo:margin-right="0.0835in" fo:text-indent="0in" style:auto-text-indent="false" fo:background-color="transparent">
        <style:background-image/>
      </style:paragraph-properties>
      <style:text-properties officeooo:rsid="005788f8" officeooo:paragraph-rsid="015adbf1" fo:background-color="transparent"/>
    </style:style>
    <style:style style:name="P67" style:family="paragraph" style:parent-style-name="Standard">
      <style:text-properties officeooo:rsid="0042cae4" officeooo:paragraph-rsid="014e31f7"/>
    </style:style>
    <style:style style:name="P68" style:family="paragraph" style:parent-style-name="Standard">
      <style:text-properties officeooo:rsid="015fe4b9" officeooo:paragraph-rsid="015fe4b9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officeooo:rsid="01473c2c" style:font-weight-asian="bold" style:font-weight-complex="bold"/>
    </style:style>
    <style:style style:name="T26" style:family="text">
      <style:text-properties fo:font-weight="bold" officeooo:rsid="01484a99" style:font-weight-asian="bold" style:font-weight-complex="bold"/>
    </style:style>
    <style:style style:name="T27" style:family="text">
      <style:text-properties fo:font-weight="bold" officeooo:rsid="0047eae1" style:font-weight-asian="bold" style:font-weight-complex="bold"/>
    </style:style>
    <style:style style:name="T28" style:family="text">
      <style:text-properties fo:font-weight="bold" officeooo:rsid="01564ac2" style:font-weight-asian="bold" style:font-weight-complex="bold"/>
    </style:style>
    <style:style style:name="T29" style:family="text">
      <style:text-properties fo:font-weight="bold" officeooo:rsid="010072c0" style:font-weight-asian="bold" style:font-weight-complex="bold"/>
    </style:style>
    <style:style style:name="T30" style:family="text">
      <style:text-properties fo:font-weight="bold" officeooo:rsid="01049c22" style:font-weight-asian="bold" style:font-weight-complex="bold"/>
    </style:style>
    <style:style style:name="T31" style:family="text">
      <style:text-properties fo:font-weight="bold" officeooo:rsid="01032dab" style:font-weight-asian="bold" style:font-weight-complex="bold"/>
    </style:style>
    <style:style style:name="T32" style:family="text">
      <style:text-properties fo:font-weight="bold" fo:background-color="#eeeeee" loext:char-shading-value="0" style:font-weight-asian="bold" style:font-weight-complex="bold"/>
    </style:style>
    <style:style style:name="T33" style:family="text">
      <style:text-properties fo:font-weight="bold" officeooo:rsid="006b6da6" fo:background-color="#eeeeee" loext:char-shading-value="0" style:font-weight-asian="bold" style:font-weight-complex="bold"/>
    </style:style>
    <style:style style:name="T34" style:family="text">
      <style:text-properties fo:font-weight="bold" officeooo:rsid="00763e48" fo:background-color="#eeeeee" loext:char-shading-value="0" style:font-weight-asian="bold" style:font-weight-complex="bold"/>
    </style:style>
    <style:style style:name="T35" style:family="text">
      <style:text-properties fo:font-weight="bold" officeooo:rsid="007d7782" fo:background-color="#eeeeee" loext:char-shading-value="0" style:font-weight-asian="bold" style:font-weight-complex="bold"/>
    </style:style>
    <style:style style:name="T36" style:family="text">
      <style:text-properties fo:font-weight="bold" officeooo:rsid="0078f30c" fo:background-color="#eeeeee" loext:char-shading-value="0" style:font-weight-asian="bold" style:font-weight-complex="bold"/>
    </style:style>
    <style:style style:name="T37" style:family="text">
      <style:text-properties fo:font-weight="bold" officeooo:rsid="007f5c64" fo:background-color="#eeeeee" loext:char-shading-value="0" style:font-weight-asian="bold" style:font-weight-complex="bold"/>
    </style:style>
    <style:style style:name="T38" style:family="text">
      <style:text-properties fo:font-weight="bold" officeooo:rsid="00847c21" fo:background-color="#eeeeee" loext:char-shading-value="0" style:font-weight-asian="bold" style:font-weight-complex="bold"/>
    </style:style>
    <style:style style:name="T39" style:family="text">
      <style:text-properties fo:font-weight="bold" officeooo:rsid="006478a5" fo:background-color="#eeeeee" loext:char-shading-value="0" style:font-weight-asian="bold" style:font-weight-complex="bold"/>
    </style:style>
    <style:style style:name="T40" style:family="text">
      <style:text-properties fo:font-weight="bold" officeooo:rsid="0080719a" fo:background-color="#eeeeee" loext:char-shading-value="0" style:font-weight-asian="bold" style:font-weight-complex="bold"/>
    </style:style>
    <style:style style:name="T41" style:family="text">
      <style:text-properties fo:font-weight="bold" officeooo:rsid="005788f8" fo:background-color="#eeeeee" loext:char-shading-value="0" style:font-weight-asian="bold" style:font-weight-complex="bold"/>
    </style:style>
    <style:style style:name="T42" style:family="text">
      <style:text-properties fo:font-weight="bold" officeooo:rsid="00e0dc5d" fo:background-color="#eeeeee" loext:char-shading-value="0" style:font-weight-asian="bold" style:font-weight-complex="bold"/>
    </style:style>
    <style:style style:name="T43" style:family="text">
      <style:text-properties fo:font-weight="bold" officeooo:rsid="00e5fb4a" fo:background-color="#eeeeee" loext:char-shading-value="0" style:font-weight-asian="bold" style:font-weight-complex="bold"/>
    </style:style>
    <style:style style:name="T44" style:family="text">
      <style:text-properties fo:font-weight="bold" officeooo:rsid="00e72901" fo:background-color="#eeeeee" loext:char-shading-value="0" style:font-weight-asian="bold" style:font-weight-complex="bold"/>
    </style:style>
    <style:style style:name="T45" style:family="text">
      <style:text-properties fo:font-weight="bold" officeooo:rsid="00f37621" fo:background-color="#eeeeee" loext:char-shading-value="0" style:font-weight-asian="bold" style:font-weight-complex="bold"/>
    </style:style>
    <style:style style:name="T46" style:family="text">
      <style:text-properties fo:font-weight="bold" officeooo:rsid="00895de4" fo:background-color="#eeeeee" loext:char-shading-value="0" style:font-weight-asian="bold" style:font-weight-complex="bold"/>
    </style:style>
    <style:style style:name="T47" style:family="text">
      <style:text-properties fo:font-weight="bold" officeooo:rsid="010b8cd7" fo:background-color="#eeeeee" loext:char-shading-value="0" style:font-weight-asian="bold" style:font-weight-complex="bold"/>
    </style:style>
    <style:style style:name="T48" style:family="text">
      <style:text-properties fo:font-weight="bold" officeooo:rsid="0110d878" fo:background-color="#eeeeee" loext:char-shading-value="0" style:font-weight-asian="bold" style:font-weight-complex="bold"/>
    </style:style>
    <style:style style:name="T49" style:family="text">
      <style:text-properties fo:font-weight="bold" officeooo:rsid="01306470" fo:background-color="#eeeeee" loext:char-shading-value="0" style:font-weight-asian="bold" style:font-weight-complex="bold"/>
    </style:style>
    <style:style style:name="T50" style:family="text">
      <style:text-properties fo:font-weight="bold" officeooo:rsid="015348b3" fo:background-color="#eeeeee" loext:char-shading-value="0" style:font-weight-asian="bold" style:font-weight-complex="bold"/>
    </style:style>
    <style:style style:name="T51" style:family="text">
      <style:text-properties fo:font-weight="bold" fo:background-color="transparent" loext:char-shading-value="0" style:font-weight-asian="bold" style:font-weight-complex="bold"/>
    </style:style>
    <style:style style:name="T52" style:family="text">
      <style:text-properties fo:font-weight="bold" officeooo:rsid="00e0dc5d" fo:background-color="transparent" loext:char-shading-value="0" style:font-weight-asian="bold" style:font-weight-complex="bold"/>
    </style:style>
    <style:style style:name="T53" style:family="text">
      <style:text-properties fo:font-weight="bold" officeooo:rsid="01473c2c" fo:background-color="transparent" loext:char-shading-value="0" style:font-weight-asian="bold" style:font-weight-complex="bold"/>
    </style:style>
    <style:style style:name="T54" style:family="text">
      <style:text-properties fo:font-weight="bold" officeooo:rsid="005788f8" fo:background-color="transparent" loext:char-shading-value="0" style:font-weight-asian="bold" style:font-weight-complex="bold"/>
    </style:style>
    <style:style style:name="T55" style:family="text">
      <style:text-properties officeooo:rsid="006b6da6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bold" style:font-weight-asian="bold" style:font-weight-complex="bold"/>
    </style:style>
    <style:style style:name="T58" style:family="text">
      <style:text-properties style:text-underline-style="none" fo:font-weight="bold" fo:background-color="#eeeeee" loext:char-shading-value="0" style:font-weight-asian="bold" style:font-weight-complex="bold"/>
    </style:style>
    <style:style style:name="T59" style:family="text">
      <style:text-properties style:text-underline-style="none" fo:font-weight="bold" officeooo:rsid="00e5fb4a" fo:background-color="#eeeeee" loext:char-shading-value="0" style:font-weight-asian="bold" style:font-weight-complex="bold"/>
    </style:style>
    <style:style style:name="T60" style:family="text">
      <style:text-properties style:text-underline-style="none" fo:font-weight="bold" officeooo:rsid="00250d34" fo:background-color="#eeeeee" loext:char-shading-value="0" style:font-weight-asian="bold" style:font-weight-complex="bold"/>
    </style:style>
    <style:style style:name="T61" style:family="text">
      <style:text-properties style:text-underline-style="none" fo:font-weight="bold" officeooo:rsid="012ad429" fo:background-color="#eeeeee" loext:char-shading-value="0" style:font-weight-asian="bold" style:font-weight-complex="bold"/>
    </style:style>
    <style:style style:name="T62" style:family="text">
      <style:text-properties style:text-underline-style="none" fo:font-weight="bold" officeooo:rsid="006b6da6" fo:background-color="#eeeeee" loext:char-shading-value="0" style:font-weight-asian="bold" style:font-weight-complex="bold"/>
    </style:style>
    <style:style style:name="T63" style:family="text">
      <style:text-properties style:text-underline-style="none" fo:font-weight="bold" officeooo:rsid="00f37621" fo:background-color="#eeeeee" loext:char-shading-value="0" style:font-weight-asian="bold" style:font-weight-complex="bold"/>
    </style:style>
    <style:style style:name="T64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65" style:family="text">
      <style:text-properties style:text-underline-style="none" fo:font-weight="bold" officeooo:rsid="006b6da6" fo:background-color="transparent" loext:char-shading-value="0" style:font-weight-asian="bold" style:font-weight-complex="bold"/>
    </style:style>
    <style:style style:name="T66" style:family="text">
      <style:text-properties style:text-underline-style="none" fo:font-weight="bold" officeooo:rsid="0102c463" fo:background-color="transparent" loext:char-shading-value="0" style:font-weight-asian="bold" style:font-weight-complex="bold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69" style:family="text">
      <style:text-properties style:text-underline-style="none" fo:font-weight="normal" officeooo:rsid="0102c463" fo:background-color="transparent" loext:char-shading-value="0" style:font-weight-asian="normal" style:font-weight-complex="normal"/>
    </style:style>
    <style:style style:name="T70" style:family="text">
      <style:text-properties style:text-underline-style="none" fo:font-weight="normal" officeooo:rsid="0102d64a" fo:background-color="transparent" loext:char-shading-value="0" style:font-weight-asian="normal" style:font-weight-complex="normal"/>
    </style:style>
    <style:style style:name="T71" style:family="text">
      <style:text-properties style:text-underline-style="none" fo:font-weight="normal" officeooo:rsid="01049c22" fo:background-color="transparent" loext:char-shading-value="0" style:font-weight-asian="normal" style:font-weight-complex="normal"/>
    </style:style>
    <style:style style:name="T72" style:family="text">
      <style:text-properties style:text-underline-style="none" fo:font-weight="normal" officeooo:rsid="01564ac2" fo:background-color="transparent" loext:char-shading-value="0" style:font-weight-asian="normal" style:font-weight-complex="normal"/>
    </style:style>
    <style:style style:name="T73" style:family="text">
      <style:text-properties style:text-underline-style="none" fo:font-weight="normal" officeooo:rsid="006b6da6" fo:background-color="transparent" loext:char-shading-value="0" style:font-weight-asian="normal" style:font-weight-complex="normal"/>
    </style:style>
    <style:style style:name="T74" style:family="text">
      <style:text-properties style:text-underline-style="none" fo:font-weight="normal" officeooo:rsid="012cac1c" fo:background-color="transparent" loext:char-shading-value="0" style:font-weight-asian="normal" style:font-weight-complex="normal"/>
    </style:style>
    <style:style style:name="T75" style:family="text">
      <style:text-properties style:text-underline-style="none" fo:font-weight="normal" officeooo:rsid="012ad429" fo:background-color="transparent" loext:char-shading-value="0" style:font-weight-asian="normal" style:font-weight-complex="normal"/>
    </style:style>
    <style:style style:name="T76" style:family="text">
      <style:text-properties style:text-underline-style="none" fo:font-weight="normal" officeooo:rsid="0157433e" fo:background-color="transparent" loext:char-shading-value="0" style:font-weight-asian="normal" style:font-weight-complex="normal"/>
    </style:style>
    <style:style style:name="T77" style:family="text">
      <style:text-properties style:text-underline-style="none" fo:font-weight="normal" officeooo:rsid="01581a2a" fo:background-color="transparent" loext:char-shading-value="0" style:font-weight-asian="normal" style:font-weight-complex="normal"/>
    </style:style>
    <style:style style:name="T78" style:family="text">
      <style:text-properties style:text-underline-style="none" fo:background-color="#eeeeee" loext:char-shading-value="0"/>
    </style:style>
    <style:style style:name="T79" style:family="text">
      <style:text-properties style:text-underline-style="none" fo:background-color="transparent" loext:char-shading-value="0"/>
    </style:style>
    <style:style style:name="T80" style:family="text">
      <style:text-properties style:font-name="Courier" fo:font-weight="normal" officeooo:rsid="004dc907" style:font-weight-asian="normal" style:font-weight-complex="normal"/>
    </style:style>
    <style:style style:name="T81" style:family="text">
      <style:text-properties style:font-name="Courier" fo:font-weight="normal" officeooo:rsid="0121903c" style:font-weight-asian="normal" style:font-weight-complex="normal"/>
    </style:style>
    <style:style style:name="T82" style:family="text">
      <style:text-properties officeooo:rsid="00763e48"/>
    </style:style>
    <style:style style:name="T83" style:family="text">
      <style:text-properties officeooo:rsid="0078f30c"/>
    </style:style>
    <style:style style:name="T84" style:family="text">
      <style:text-properties officeooo:rsid="007996a9"/>
    </style:style>
    <style:style style:name="T85" style:family="text">
      <style:text-properties officeooo:rsid="007cb152"/>
    </style:style>
    <style:style style:name="T86" style:family="text">
      <style:text-properties officeooo:rsid="007d7782"/>
    </style:style>
    <style:style style:name="T87" style:family="text">
      <style:text-properties officeooo:rsid="007deec4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847c21" style:font-weight-asian="normal" style:font-weight-complex="normal"/>
    </style:style>
    <style:style style:name="T90" style:family="text">
      <style:text-properties fo:font-weight="normal" officeooo:rsid="00879646" style:font-weight-asian="normal" style:font-weight-complex="normal"/>
    </style:style>
    <style:style style:name="T91" style:family="text">
      <style:text-properties fo:font-weight="normal" officeooo:rsid="00895de4" style:font-weight-asian="normal" style:font-weight-complex="normal"/>
    </style:style>
    <style:style style:name="T92" style:family="text">
      <style:text-properties fo:font-weight="normal" officeooo:rsid="008b0675" style:font-weight-asian="normal" style:font-weight-complex="normal"/>
    </style:style>
    <style:style style:name="T93" style:family="text">
      <style:text-properties fo:font-weight="normal" officeooo:rsid="008bdaaa" style:font-weight-asian="normal" style:font-weight-complex="normal"/>
    </style:style>
    <style:style style:name="T94" style:family="text">
      <style:text-properties fo:font-weight="normal" officeooo:rsid="00847c21" fo:background-color="#eeeeee" loext:char-shading-value="0" style:font-weight-asian="normal" style:font-weight-complex="normal"/>
    </style:style>
    <style:style style:name="T95" style:family="text">
      <style:text-properties fo:font-weight="normal" officeooo:rsid="00895de4" fo:background-color="#eeeeee" loext:char-shading-value="0" style:font-weight-asian="normal" style:font-weight-complex="normal"/>
    </style:style>
    <style:style style:name="T96" style:family="text">
      <style:text-properties officeooo:rsid="0080719a"/>
    </style:style>
    <style:style style:name="T97" style:family="text">
      <style:text-properties style:font-name="Tinos1" officeooo:rsid="001dcc43"/>
    </style:style>
    <style:style style:name="T98" style:family="text">
      <style:text-properties style:font-name="Tinos1" fo:font-weight="bold" officeooo:rsid="001dcc43" style:font-weight-asian="bold" style:font-weight-complex="bold"/>
    </style:style>
    <style:style style:name="T99" style:family="text">
      <style:text-properties style:font-name="Tinos1" fo:font-weight="bold" officeooo:rsid="0109d8bf" fo:background-color="#eeeeee" loext:char-shading-value="0" style:font-weight-asian="bold" style:font-weight-complex="bold"/>
    </style:style>
    <style:style style:name="T100" style:family="text">
      <style:text-properties style:font-name="Tinos1" officeooo:rsid="001dcc43" fo:background-color="#eeeeee" loext:char-shading-value="0"/>
    </style:style>
    <style:style style:name="T101" style:family="text">
      <style:text-properties style:font-name="Tinos1" officeooo:rsid="0109d8bf"/>
    </style:style>
    <style:style style:name="T102" style:family="text">
      <style:text-properties style:font-name="Tinos1" officeooo:rsid="013d7e8a"/>
    </style:style>
    <style:style style:name="T103" style:family="text">
      <style:text-properties style:font-name="Tinos1" officeooo:rsid="0141030c"/>
    </style:style>
    <style:style style:name="T104" style:family="text">
      <style:text-properties style:font-name="Tinos1" fo:font-size="14pt" style:text-underline-style="none" fo:font-weight="bold" style:font-size-asian="14pt" style:font-weight-asian="bold" style:font-size-complex="14pt" style:font-weight-complex="bold"/>
    </style:style>
    <style:style style:name="T105" style:family="text">
      <style:text-properties style:font-name="Tinos1" fo:font-size="14pt" style:text-underline-style="none" fo:font-weight="bold" officeooo:rsid="00deb80a" style:font-size-asian="14pt" style:font-weight-asian="bold" style:font-size-complex="14pt" style:font-weight-complex="bold"/>
    </style:style>
    <style:style style:name="T106" style:family="text">
      <style:text-properties style:font-name="Tinos1" fo:font-size="14pt" style:text-underline-style="none" fo:font-weight="bold" officeooo:rsid="0148ff4a" style:font-size-asian="14pt" style:font-weight-asian="bold" style:font-size-complex="14pt" style:font-weight-complex="bold"/>
    </style:style>
    <style:style style:name="T107" style:family="text">
      <style:text-properties style:font-name="Tinos1" fo:font-size="14pt" style:text-underline-style="none" fo:font-weight="bold" officeooo:rsid="00d7e0d3" style:font-size-asian="14pt" style:font-weight-asian="bold" style:font-size-complex="14pt" style:font-weight-complex="bold"/>
    </style:style>
    <style:style style:name="T108" style:family="text">
      <style:text-properties style:font-name="Tinos1" fo:font-size="14pt" style:text-underline-style="none" fo:font-weight="bold" officeooo:rsid="01473c2c" style:font-size-asian="14pt" style:font-weight-asian="bold" style:font-size-complex="14pt" style:font-weight-complex="bold"/>
    </style:style>
    <style:style style:name="T109" style:family="text">
      <style:text-properties fo:font-size="15pt" fo:font-weight="bold" style:font-size-asian="15pt" style:font-weight-asian="bold" style:font-size-complex="15pt" style:font-weight-complex="bold"/>
    </style:style>
    <style:style style:name="T110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111" style:family="text">
      <style:text-properties fo:background-color="#eeeeee" loext:char-shading-value="0"/>
    </style:style>
    <style:style style:name="T112" style:family="text">
      <style:text-properties officeooo:rsid="006b6da6" fo:background-color="#eeeeee" loext:char-shading-value="0"/>
    </style:style>
    <style:style style:name="T113" style:family="text">
      <style:text-properties officeooo:rsid="00763e48" fo:background-color="#eeeeee" loext:char-shading-value="0"/>
    </style:style>
    <style:style style:name="T114" style:family="text">
      <style:text-properties officeooo:rsid="007d7782" fo:background-color="#eeeeee" loext:char-shading-value="0"/>
    </style:style>
    <style:style style:name="T115" style:family="text">
      <style:text-properties officeooo:rsid="0078f30c" fo:background-color="#eeeeee" loext:char-shading-value="0"/>
    </style:style>
    <style:style style:name="T116" style:family="text">
      <style:text-properties officeooo:rsid="007cb152" fo:background-color="#eeeeee" loext:char-shading-value="0"/>
    </style:style>
    <style:style style:name="T117" style:family="text">
      <style:text-properties officeooo:rsid="006478a5" fo:background-color="#eeeeee" loext:char-shading-value="0"/>
    </style:style>
    <style:style style:name="T118" style:family="text">
      <style:text-properties officeooo:rsid="0080719a" fo:background-color="#eeeeee" loext:char-shading-value="0"/>
    </style:style>
    <style:style style:name="T119" style:family="text">
      <style:text-properties officeooo:rsid="005788f8" fo:background-color="#eeeeee" loext:char-shading-value="0"/>
    </style:style>
    <style:style style:name="T120" style:family="text">
      <style:text-properties officeooo:rsid="00e72901"/>
    </style:style>
    <style:style style:name="T121" style:family="text">
      <style:text-properties officeooo:rsid="00f28b89"/>
    </style:style>
    <style:style style:name="T122" style:family="text">
      <style:text-properties officeooo:rsid="00f37621"/>
    </style:style>
    <style:style style:name="T123" style:family="text">
      <style:text-properties officeooo:rsid="010072c0"/>
    </style:style>
    <style:style style:name="T124" style:family="text">
      <style:text-properties officeooo:rsid="01032dab"/>
    </style:style>
    <style:style style:name="T125" style:family="text">
      <style:text-properties officeooo:rsid="01049c22"/>
    </style:style>
    <style:style style:name="T126" style:family="text">
      <style:text-properties officeooo:rsid="005788f8" fo:background-color="transparent" loext:char-shading-value="0"/>
    </style:style>
    <style:style style:name="T127" style:family="text">
      <style:text-properties officeooo:rsid="01484a99" fo:background-color="transparent" loext:char-shading-value="0"/>
    </style:style>
    <style:style style:name="T128" style:family="text">
      <style:text-properties officeooo:rsid="01473c2c" fo:background-color="transparent" loext:char-shading-value="0"/>
    </style:style>
    <style:style style:name="T129" style:family="text">
      <style:text-properties officeooo:rsid="0159698b" fo:background-color="transparent" loext:char-shading-value="0"/>
    </style:style>
    <style:style style:name="T130" style:family="text">
      <style:text-properties fo:font-size="14pt" fo:font-weight="bold" style:font-size-asian="14pt" style:font-weight-asian="bold" style:font-size-complex="14pt" style:font-weight-complex="bold"/>
    </style:style>
    <style:style style:name="T131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32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33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34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35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36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37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38" style:family="text">
      <style:text-properties fo:font-size="14pt" style:font-size-asian="14pt" style:font-size-complex="14pt"/>
    </style:style>
    <style:style style:name="T139" style:family="text">
      <style:text-properties fo:font-size="14pt" officeooo:rsid="00671651" style:font-size-asian="14pt" style:font-size-complex="14pt"/>
    </style:style>
    <style:style style:name="T14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41" style:family="text">
      <style:text-properties fo:font-size="14pt" style:text-underline-style="none" fo:font-weight="bold" officeooo:rsid="00f28b89" style:font-size-asian="14pt" style:font-weight-asian="bold" style:font-size-complex="14pt" style:font-weight-complex="bold"/>
    </style:style>
    <style:style style:name="T142" style:family="text">
      <style:text-properties fo:font-size="14pt" style:text-underline-style="none" fo:font-weight="bold" officeooo:rsid="01533a3b" style:font-size-asian="14pt" style:font-weight-asian="bold" style:font-size-complex="14pt" style:font-weight-complex="bold"/>
    </style:style>
    <style:style style:name="T143" style:family="text">
      <style:text-properties officeooo:rsid="01142659"/>
    </style:style>
    <style:style style:name="T144" style:family="text">
      <style:text-properties officeooo:rsid="011a9efc"/>
    </style:style>
    <style:style style:name="T145" style:family="text">
      <style:text-properties officeooo:rsid="011c3c2f"/>
    </style:style>
    <style:style style:name="T146" style:family="text">
      <style:text-properties officeooo:rsid="0122598c"/>
    </style:style>
    <style:style style:name="T147" style:family="text">
      <style:text-properties officeooo:rsid="0123b6f3"/>
    </style:style>
    <style:style style:name="T148" style:family="text">
      <style:text-properties officeooo:rsid="0134b18f"/>
    </style:style>
    <style:style style:name="T149" style:family="text">
      <style:text-properties officeooo:rsid="013f7024"/>
    </style:style>
    <style:style style:name="T150" style:family="text">
      <style:text-properties officeooo:rsid="014055eb"/>
    </style:style>
    <style:style style:name="T151" style:family="text">
      <style:text-properties officeooo:rsid="01416ce8"/>
    </style:style>
    <style:style style:name="T15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3" style:family="text">
      <style:text-properties fo:language="zxx" fo:country="none" fo:font-weight="bold" officeooo:rsid="0148ff4a" style:language-asian="zxx" style:country-asian="none" style:font-weight-asian="bold" style:language-complex="zxx" style:country-complex="none" style:font-weight-complex="bold"/>
    </style:style>
    <style:style style:name="T154" style:family="text">
      <style:text-properties fo:language="zxx" fo:country="none" fo:font-weight="bold" officeooo:rsid="01520f79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155" style:family="text">
      <style:text-properties fo:language="zxx" fo:country="none" style:language-asian="zxx" style:country-asian="none" style:language-complex="zxx" style:country-complex="none"/>
    </style:style>
    <style:style style:name="T15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57" style:family="text">
      <style:text-properties officeooo:rsid="0148ff4a"/>
    </style:style>
    <style:style style:name="T158" style:family="text">
      <style:text-properties fo:color="#000080" fo:language="zxx" fo:country="none" style:text-underline-style="solid" style:text-underline-width="auto" style:text-underline-color="font-color" fo:font-weight="bold" officeooo:rsid="005788f8" style:language-asian="zxx" style:country-asian="none" style:font-weight-asian="bold" style:language-complex="zxx" style:country-complex="none" style:font-weight-complex="bold"/>
    </style:style>
    <style:style style:name="T159" style:family="text">
      <style:text-properties officeooo:rsid="01564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40">Andrew Proshkin </text:span><text:span text:style-name="T141">CV <text:s text:c="66"/></text:span><text:span text:style-name="T142">[remote working only]</text:span></text:p>
      <text:p text:style-name="P19"><text:span text:style-name="T79"><text:s text:c="4"/></text:span><text:span text:style-name="T78">Email / jabber</text:span><text:span text:style-name="T56"> <text:s text:c="6"/></text:span><text:a xlink:type="simple" xlink:href="mailto:zx80live@gmail.com" text:style-name="Internet_20_link" text:visited-style-name="Visited_20_Internet_20_Link"><text:span text:style-name="T67">zx80live@gmail.com</text:span></text:a></text:p>
      <text:p text:style-name="P20"><text:s text:c="4"/><text:span text:style-name="T111">Skype</text:span> <text:s text:c="20"/><text:span text:style-name="T88">zx80live</text:span></text:p>
      <text:p text:style-name="P19"><text:span text:style-name="T56"><text:s text:c="4"/></text:span><text:span text:style-name="T78">LinkedIn</text:span><text:span text:style-name="T56"> <text:s text:c="14"/></text:span><text:a xlink:type="simple" xlink:href="https://www.linkedin.com/in/scalajavadev" text:style-name="Internet_20_link" text:visited-style-name="Visited_20_Internet_20_Link"><text:span text:style-name="T67">https://www.linkedin.com/in/scalajavadev</text:span></text:a></text:p>
      <text:p text:style-name="P21"><text:s text:c="4"/><text:span text:style-name="T50">GitHub</text:span><text:span text:style-name="T121"> <text:s text:c="17"/></text:span><text:a xlink:type="simple" xlink:href="https://github.com/zx80live" text:style-name="Internet_20_link" text:visited-style-name="Visited_20_Internet_20_Link"><text:span text:style-name="T121">https://github.com/zx80live</text:span></text:a></text:p>
      <text:p text:style-name="P22"><text:s text:c="4"/><text:span text:style-name="T45">Education</text:span><text:span text:style-name="T122"> <text:s text:c="12"/>Penza state university, faculty of Computer Science, 1997 – 2002</text:span></text:p>
      <text:p text:style-name="P64"><text:span text:style-name="T138">About</text:span></text:p>
      <text:p text:style-name="P27"><text:s text:c="4"/>* 10 years experience in programming</text:p>
      <text:p text:style-name="P27"><text:s text:c="4"/>* I find long-term difficult projects to be particularly interesting</text:p>
      <text:p text:style-name="P16"><text:span text:style-name="T15"><text:s text:c="4"/></text:span><text:span text:style-name="T32">I can</text:span><text:span text:style-name="T111">:</text:span> <text:span text:style-name="T7">- develop complex systems</text:span></text:p>
      <text:p text:style-name="P10"><text:s text:c="15"/>- read and understand legacy code, optimize <text:span text:style-name="T9">it</text:span> <text:span text:style-name="T8">and</text:span> perform refactoring</text:p>
      <text:p text:style-name="P53"><text:span text:style-name="T15"><text:s text:c="4"/></text:span><text:span text:style-name="T32">The principles that I prefer to follow in programming</text:span><text:span text:style-name="T111">:</text:span> <text:span text:style-name="T3"><text:s text:c="4"/></text:span>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1"><text:span text:style-name="T15"><text:s text:c="4"/></text:span><text:span text:style-name="T32">The books I've read lately</text:span><text:span text:style-name="T111">:</text:span> </text:p>
      <text:p text:style-name="P68"><text:s text:c="8"/>Scala in Depth. Joshua D. Suereth. Manning Publications 2012.</text:p>
      <text:p text:style-name="P11"><text:s text:c="8"/><text:span text:style-name="T146">Java 8 Lambdas. Richard Warburton. O'Relly 2014.</text:span></text:p>
      <text:p text:style-name="P15"><text:s text:c="8"/>Play for Scala. Peter Hilton. Manning Publications <text:s/>2014.</text:p>
      <text:p text:style-name="P18"><text:s text:c="8"/>Scala in Action, Nilanjan Raychaudhuri. Manning Publications 2013.</text:p>
      <text:p text:style-name="P37"><text:s text:c="5"/>Scala design patterns. John Hunt. <text:s/>Springer International <text:s text:c="2"/>Publishing Switzerland 2013.</text:p>
      <text:p text:style-name="P63">Common skills</text:p>
      <text:p text:style-name="P40"><text:s/><text:span text:style-name="T111">Languages that I'm highly experienced in working with: </text:span></text:p>
      <text:p text:style-name="P41"><text:span text:style-name="T80"><text:s text:c="3"/>Scala, Java, Javascript, </text:span><text:span text:style-name="T81">Regex</text:span></text:p>
      <text:p text:style-name="P31"><text:span text:style-name="T15"><text:s/></text:span><text:span text:style-name="T32">Languages that I'm familiar with</text:span><text:span text:style-name="T111">:</text:span> </text:p>
      <text:p text:style-name="P43"><text:s text:c="3"/>Common Lisp, Clojure, <text:span text:style-name="T149">Goovy, </text:span>Haskell, C++, C, Assembler x86</text:p>
      <text:p text:style-name="P39"><text:span text:style-name="T15"><text:s/></text:span><text:span text:style-name="T32">English</text:span><text:span text:style-name="T111">:</text:span> <text:span text:style-name="T103">taking an intermediate</text:span><text:span text:style-name="T102"> </text:span><text:span text:style-name="T103">course at the moment</text:span><text:span text:style-name="T97"> </text:span><text:span text:style-name="T98"><text:s/></text:span><text:span text:style-name="T99">German</text:span><text:span text:style-name="T100">:</text:span><text:span text:style-name="T97"> </text:span><text:span text:style-name="T101">beginner</text:span></text:p>
      <text:p text:style-name="P33"><text:span text:style-name="T15"><text:s/></text:span><text:span text:style-name="T32">Methodologies</text:span><text:span text:style-name="T111">:</text:span> OOP, <text:span text:style-name="T145">f</text:span>unctional programming, generative programming, <text:span text:style-name="T11">continuous integration, </text:span></text:p>
      <text:p text:style-name="P38"><text:s text:c="27"/>lean software development, Scrum, <text:span text:style-name="T147">TDD, REST, Reactive design patterns</text:span></text:p>
      <text:p text:style-name="P32"><text:span text:style-name="T15"><text:s/></text:span><text:span text:style-name="T32">Math concepts</text:span><text:span text:style-name="T111">:</text:span> graph theory, automata <text:span text:style-name="T1">theory</text:span>, lambda <text:span text:style-name="T10">calculus</text:span></text:p>
      <text:p text:style-name="P42"><text:span text:style-name="T15"><text:s/></text:span><text:span text:style-name="T32">SCM</text:span><text:span text:style-name="T111">:</text:span> Git <text:span text:style-name="T148">(prefer </text:span><text:a xlink:type="simple" xlink:href="http://nvie.com/files/Git-branching-model.pdf" text:style-name="Internet_20_link" text:visited-style-name="Visited_20_Internet_20_Link"><text:span text:style-name="T148">http://nvie.com/files/Git-branching-model.pdf</text:span></text:a><text:span text:style-name="T148">)</text:span>, Subversion</text:p>
      <text:p text:style-name="P34"><text:span text:style-name="T15"><text:s/></text:span><text:span text:style-name="T32">IDE, Tools</text:span><text:span text:style-name="T111">:</text:span> <text:span text:style-name="T151">Intellij IDEA, </text:span>Eclipse <text:span text:style-name="T149">(JEE, Scala-IDE)</text:span>, <text:span text:style-name="T2">Netbeans, Ant, Maven, SBT (0.13.x)</text:span></text:p>
      <text:p text:style-name="P35"><text:span text:style-name="T15"><text:s/></text:span><text:span text:style-name="T32">Planning</text:span><text:span text:style-name="T111">:</text:span> JIRA, Unfuddle, AgileZen, YouTrack</text:p>
      <text:p text:style-name="P36"><text:span text:style-name="T15"><text:s/></text:span><text:span text:style-name="T32">CI</text:span><text:span text:style-name="T111">:</text:span> Hudson, Cruise control</text:p>
      <text:p text:style-name="P44"><text:span text:style-name="T16"><text:s/></text:span><text:span text:style-name="T33">OS</text:span><text:span text:style-name="T112">:</text:span><text:span text:style-name="T55"> Linux (OpenSuse, Mint, Ubuntu) </text:span></text:p>
      <text:p text:style-name="P45"><text:span text:style-name="T65"><text:s/></text:span><text:span text:style-name="T61">other</text:span><text:span text:style-name="T62">:</text:span><text:span text:style-name="T73"> </text:span><text:span text:style-name="T74">n</text:span><text:span text:style-name="T75">ginx (load balancing), Tomcat clustering</text:span></text:p>
      <text:p text:style-name="P46"><text:span text:style-name="T57"><text:s/></text:span><text:span text:style-name="T58">Database</text:span><text:span text:style-name="T111">:</text:span> PostgreSQL, <text:span text:style-name="T144">H2, </text:span>MySQL, Firebird, HSQLDB,<text:span text:style-name="T84">Redis</text:span></text:p>
      <text:p text:style-name="P47"><text:s/><text:span text:style-name="T60">Big Data: </text:span><text:span text:style-name="T72"><text:s/></text:span><text:span text:style-name="T76">I've got some experience in working with MongoDB which I used in </text:span><text:span text:style-name="T77">messenger in </text:span><text:span text:style-name="T76">“</text:span><text:span text:style-name="T77">social network</text:span><text:span text:style-name="T76">” </text:span><text:span text:style-name="T77">project (</text:span><text:a xlink:type="simple" xlink:href="http://charlaremos.com/" text:style-name="Internet_20_link" text:visited-style-name="Visited_20_Internet_20_Link">http://charlaremos.com</text:a><text:span text:style-name="T77">). </text:span><text:span text:style-name="T129">Also, I developed a specialized database (based on files and NIO) to work with big data which has the following features: searching, filtering, sorting (based on two-phase merge sort algorithm)</text:span></text:p>
      <text:p text:style-name="P65"/>
      <text:p text:style-name="P51"><text:span text:style-name="T110">F</text:span><text:span text:style-name="T109">rontend</text:span></text:p>
      <text:p text:style-name="P14"><text:span text:style-name="T24"><text:s text:c="4"/></text:span><text:span text:style-name="T41">languages</text:span><text:span text:style-name="T119">:</text:span><text:span text:style-name="T12"> </text:span>Javascript, HTML5, CSS3, <text:span text:style-name="T143">LESS, <text:s/>ScalaScript</text:span></text:p>
      <text:p text:style-name="P14"><text:span text:style-name="T24"><text:s text:c="4"/></text:span><text:span text:style-name="T41">frameworks</text:span><text:span text:style-name="T119">:</text:span><text:span text:style-name="T12"> Jquery, JQueryUI, Prototype, Isogenic engine, AngularJS, Bootstrap3</text:span></text:p>
      <text:p text:style-name="P48"><text:span text:style-name="T54"><text:s text:c="4"/></text:span><text:span text:style-name="T41">tools</text:span><text:span text:style-name="T119">:</text:span><text:span text:style-name="T126"> Grunt, JsLint</text:span></text:p>
      <text:p text:style-name="P66"/>
      <text:p text:style-name="P66"/>
      <text:p text:style-name="P52"><text:soft-page-break/><text:span text:style-name="T131">B</text:span><text:span text:style-name="T130">ackend - Scala stack</text:span><text:span text:style-name="T132"> </text:span><text:span text:style-name="T133">(</text:span><text:span text:style-name="T136">experience </text:span><text:span text:style-name="T137">1,5 year</text:span><text:span text:style-name="T133">)</text:span></text:p>
      <text:p text:style-name="P1"><text:span text:style-name="T18"><text:s text:c="4"/></text:span><text:span text:style-name="T34">language level</text:span><text:span text:style-name="T113">:</text:span><text:span text:style-name="T82"> 2.11.x</text:span></text:p>
      <text:p text:style-name="P62"><text:span text:style-name="T20"><text:s text:c="4"/></text:span><text:span text:style-name="T35">language concepts</text:span><text:span text:style-name="T114">:</text:span><text:span text:style-name="T86"> collections, pattern matching, implicits, FP-features (immutable, <text:s/>combinators, <text:s/></text:span></text:p>
      <text:p text:style-name="P61"><text:s text:c="37"/>currying, partial, lambdas, tail recursion), type variance, string interpolators, </text:p>
      <text:p text:style-name="P61"><text:s text:c="37"/>structural types, futures, <text:span text:style-name="T149">scala-reflections</text:span></text:p>
      <text:p text:style-name="P8"><text:span text:style-name="T19"><text:s text:c="4"/></text:span><text:span text:style-name="T36">web</text:span><text:span text:style-name="T115">:</text:span><text:span text:style-name="T83"> </text:span>Playframework <text:span text:style-name="T13">(2.x)</text:span>, Xitrum, <text:span text:style-name="T87">Spray.io, Web-sockets</text:span></text:p>
      <text:p text:style-name="P9"><text:span text:style-name="T19"><text:s text:c="4"/></text:span><text:span text:style-name="T36">database</text:span><text:span text:style-name="T115">:</text:span><text:span text:style-name="T83"> Slick 2.1 (prefferable), Casbah (MongoDB), ScalikeJDBC, Squeryl, Anorm</text:span></text:p>
      <text:p text:style-name="P8"><text:span text:style-name="T21"><text:s text:c="4"/></text:span><text:span text:style-name="T37">concurrent</text:span><text:span text:style-name="T116">:</text:span><text:span text:style-name="T85"> Akka, Futures</text:span></text:p>
      <text:p text:style-name="P8"><text:span text:style-name="T23"><text:s text:c="4"/></text:span><text:span text:style-name="T38">testing</text:span><text:span text:style-name="T94">:</text:span><text:span text:style-name="T89"> scalatest, </text:span><text:span text:style-name="T90">scalacheck, spec</text:span></text:p>
      <text:p text:style-name="P8"><text:span text:style-name="T90"><text:s text:c="4"/></text:span><text:span text:style-name="T46">tools</text:span><text:span text:style-name="T95">:</text:span><text:span text:style-name="T91"> SBT (manage dependencies, user-tasks, publishing to repositories), </text:span><text:span text:style-name="T93">S</text:span><text:span text:style-name="T92">cala-REPL</text:span></text:p>
      <text:p text:style-name="P50"><text:span text:style-name="T134">Backend - </text:span><text:span text:style-name="T130">Java stack </text:span><text:span text:style-name="T135">(</text:span><text:span text:style-name="T139">experience 10 years</text:span><text:span text:style-name="T135">)</text:span></text:p>
      <text:p text:style-name="P1"><text:span text:style-name="T17"><text:s text:c="4"/></text:span><text:span text:style-name="T39">language level</text:span><text:span text:style-name="T117">:</text:span><text:span text:style-name="T14"> Java 7, 8</text:span></text:p>
      <text:p text:style-name="P1"><text:span text:style-name="T22"><text:s text:c="4"/></text:span><text:span text:style-name="T40">API</text:span><text:span text:style-name="T118">:</text:span><text:span text:style-name="T96"> collections, NIO, concurrency, reflection, dynamic proxy, in-memory compilation, etc</text:span></text:p>
      <text:p text:style-name="P5"><text:span text:style-name="T20"><text:s text:c="4"/></text:span><text:span text:style-name="T35">frameworks, </text:span><text:span text:style-name="T49">libs, specs</text:span><text:span text:style-name="T114">:</text:span><text:span text:style-name="T86"> Springframework (3.x / 4.x): IOC, Security, MVC, transactions, </text:span></text:p>
      <text:p text:style-name="P23"><text:s text:c="27"/>JSR-303 etc.; Playframework (Java), <text:s/>Hibernate (core, HQL, search), Lucene, Quartz,</text:p>
      <text:p text:style-name="P23"><text:s text:c="27"/>Apache commons, WS, Akka, Jackson, ehcache, <text:span text:style-name="T150">Liferay</text:span></text:p>
      <text:p text:style-name="P4"><text:span text:style-name="T20"><text:s text:c="4"/></text:span><text:span text:style-name="T48">additional languages</text:span><text:span text:style-name="T114">:</text:span><text:span text:style-name="T86"> XML, JSPX, JSON, YAML</text:span></text:p>
      <text:p text:style-name="P2"><text:span text:style-name="T20"><text:s text:c="4"/></text:span><text:span text:style-name="T47">testing</text:span><text:span text:style-name="T114">:</text:span><text:span text:style-name="T86"> JUnit, Unitils (transactional testing infrastructure, data sets), TestNG, Spring-test</text:span></text:p>
      <text:p text:style-name="P3"><text:span text:style-name="T20"><text:s text:c="4"/></text:span><text:span text:style-name="T47">tools</text:span><text:span text:style-name="T114">:</text:span><text:span text:style-name="T86"> JProfiler, Maven3, Ant, Liquibase</text:span></text:p>
      <text:p text:style-name="P2"><text:span text:style-name="T20"><text:s text:c="4"/></text:span><text:span text:style-name="T47">app-servers</text:span><text:span text:style-name="T114">:</text:span><text:span text:style-name="T86"> Tomcat, GlassFish, Jetty</text:span></text:p>
      <text:p text:style-name="P58"><text:span text:style-name="T105">Last </text:span><text:span text:style-name="T108">non-commercial </text:span><text:span text:style-name="T105">projects</text:span><text:span text:style-name="T104">:</text:span></text:p>
      <text:p text:style-name="Text_20_body"><text:span text:style-name="T27"><text:s text:c="2"/></text:span><text:a xlink:type="simple" xlink:href="https://github.com/zx80live/mod-fast-cards" text:style-name="Internet_20_link" text:visited-style-name="Visited_20_Internet_20_Link"><text:span text:style-name="T24">https://github.com</text:span></text:a><text:a xlink:type="simple" xlink:href="https://github.com/zx80live/mod-fast-cards" text:style-name="Internet_20_link" text:visited-style-name="Visited_20_Internet_20_Link"><text:span text:style-name="T158">/zx80liv</text:span></text:a><text:a xlink:type="simple" xlink:href="https://github.com/zx80live/mod-fast-cards" text:style-name="Internet_20_link" text:visited-style-name="Visited_20_Internet_20_Link"><text:span text:style-name="T152">e</text:span></text:a><text:a xlink:type="simple" xlink:href="https://github.com/zx80live/mod-fast-cards" text:style-name="Internet_20_link" text:visited-style-name="Visited_20_Internet_20_Link"><text:span text:style-name="T155">/</text:span></text:a><text:a xlink:type="simple" xlink:href="https://github.com/zx80live/mod-fast-cards" text:style-name="Internet_20_link" text:visited-style-name="Visited_20_Internet_20_Link"><text:span text:style-name="Strong_20_Emphasis"><text:span text:style-name="T155">mod-fast-cards</text:span></text:span></text:a><text:span text:style-name="Strong_20_Emphasis"><text:span text:style-name="T155"> - </text:span></text:span><text:span text:style-name="Strong_20_Emphasis"><text:span text:style-name="T156">Linux console flash-cards</text:span></text:span></text:p>
      <text:p text:style-name="P28"><text:span text:style-name="T27"><text:s text:c="2"/></text:span><text:a xlink:type="simple" xlink:href="https://github.com/zx80live/com.zx80.mod.english.remote" text:style-name="Internet_20_link" text:visited-style-name="Visited_20_Internet_20_Link"><text:span text:style-name="T24">https://github.com/zx80live/com.zx80.mod.english.remote</text:span></text:a></text:p>
      <text:p text:style-name="P12"><text:span text:style-name="T24"><text:s text:c="4"/></text:span><text:span text:style-name="T53">description</text:span><text:span text:style-name="T126">: Remote API for Longman/Lingvo Dictionary, Yandex translator</text:span></text:p>
      <text:p text:style-name="P24"><text:span text:style-name="T15"><text:s text:c="4"/>skills</text:span>: Scala Futures</text:p>
      <text:p text:style-name="P60"><text:span text:style-name="T24"><text:s text:c="4"/></text:span><text:span text:style-name="T25">stack</text:span><text:span text:style-name="T12">: scala 2.11</text:span>, spray-json, net.databinder.dispatch, org.jsoup</text:p>
      <text:p text:style-name="P13"><text:span text:style-name="T15"><text:s text:c="2"/></text:span><text:a xlink:type="simple" xlink:href="https://github.com/zx80live/com.zx80live.mod.siteextractor" text:style-name="Internet_20_link" text:visited-style-name="Visited_20_Internet_20_Link"><text:span text:style-name="T24">https://github.com/zx80live/com.zx80live.mod.siteextractor</text:span></text:a><text:span text:style-name="T24"> - Simple site parser API</text:span></text:p>
      <text:p text:style-name="P28"><text:span text:style-name="T53"><text:s text:c="4"/>skills</text:span><text:span text:style-name="T128">: Scala Futures, Scala regex, Akka</text:span></text:p>
      <text:p text:style-name="P13"><text:span text:style-name="T26"><text:s text:c="2"/></text:span><text:a xlink:type="simple" xlink:href="https://github.com/zx80live/crazy-eights-game" text:style-name="Internet_20_link" text:visited-style-name="Visited_20_Internet_20_Link"><text:span text:style-name="T26">https://github.com/zx80live/crazy-eights-game</text:span></text:a><text:span text:style-name="T26"> - Crazy Eights Game</text:span></text:p>
      <text:p text:style-name="P29"><text:span text:style-name="T53"><text:s text:c="4"/>skills</text:span><text:span text:style-name="T128">: </text:span><text:span text:style-name="T127">Actors, implicits, String interpotaions, recursion, functional combinators</text:span></text:p>
      <text:p text:style-name="P26"><text:span text:style-name="T26"><text:s text:c="2"/></text:span><text:a xlink:type="simple" xlink:href="https://github.com/zx80live/leverage-expertise" text:style-name="Internet_20_link" text:visited-style-name="Visited_20_Internet_20_Link"><text:span text:style-name="T153">https://github.com/zx80live/leverage-expertise</text:span></text:a></text:p>
      <text:p text:style-name="P26"><text:span text:style-name="T24"><text:s text:c="4"/></text:span><text:span text:style-name="T53">description</text:span><text:span text:style-name="T126">:</text:span> <text:s/><text:span text:style-name="T157">subprojects – Slick-extensions, Simple-security, Play-Security, Fixtures</text:span></text:p>
      <text:p text:style-name="P25"><text:span text:style-name="T15"><text:s text:c="4"/>skills</text:span>: <text:span text:style-name="T157">Slick, scala reflection, tests, lambdas, complex slick-joins</text:span></text:p>
      <text:p text:style-name="P30"><text:span text:style-name="T26"><text:s/></text:span><text:a xlink:type="simple" xlink:href="https://github.com/slick/slick/issues/999" text:style-name="Internet_20_link" text:visited-style-name="Visited_20_Internet_20_Link"><text:span text:style-name="T153">https://github.com/slick/slick/issues/999</text:span></text:a><text:span text:style-name="T153"> - </text:span><text:span text:style-name="T154">find and contribute bug in slick project</text:span></text:p>
      <text:p text:style-name="P59"><text:span text:style-name="T105">Last </text:span><text:span text:style-name="T106">commercial </text:span><text:span text:style-name="T105">projects</text:span><text:span text:style-name="T107">:</text:span></text:p>
      <text:p text:style-name="P55"><text:span text:style-name="T52"><text:s text:c="4"/></text:span><text:span text:style-name="T42">2009 – 2013, </text:span><text:span text:style-name="T43">Fernando systems. </text:span><text:span text:style-name="T32">Social network </text:span><text:a xlink:type="simple" xlink:href="http://charlaremos.com/" text:style-name="Internet_20_link" text:visited-style-name="Visited_20_Internet_20_Link"><text:span text:style-name="T32">http://charlaremos.com</text:span></text:a><text:span text:style-name="T32">:</text:span><text:span text:style-name="T51"> </text:span></text:p>
      <text:p text:style-name="P54"><text:span text:style-name="T64"><text:s text:c="6"/></text:span><text:span text:style-name="T68">Design and development (back-end and front-end): architecture, core API and modules, database <text:s/></text:span></text:p>
      <text:p text:style-name="P57"><text:s text:c="6"/>model; task planning; testing infrastructure; continuous integration; </text:p>
      <text:p text:style-name="P57"><text:span text:style-name="T15"><text:s text:c="6"/></text:span><text:span text:style-name="T28">Stack</text:span><text:span text:style-name="T159">: Springframework (MVC, security, IOC, transactions, etc), Hibernate, Hibernate search</text:span></text:p>
      <text:p text:style-name="P57"><text:s text:c="6"/><text:span text:style-name="T29">Frontend</text:span><text:span text:style-name="T123">: jQuery, Bootstrap, Prototype, GWT</text:span></text:p>
      <text:p text:style-name="P56"><text:span text:style-name="T64"><text:s text:c="4"/></text:span><text:span text:style-name="T58">2013, </text:span><text:span text:style-name="T59">Fernando systems. </text:span><text:span text:style-name="T58">Race game front-end </text:span><text:a xlink:type="simple" xlink:href="http://ageofclones.com/" text:style-name="Internet_20_link" text:visited-style-name="Visited_20_Internet_20_Link"><text:span text:style-name="T32">http://ageofclones.com</text:span></text:a><text:span text:style-name="T58">:</text:span><text:span text:style-name="T64"> </text:span></text:p>
      <text:p text:style-name="P56"><text:span text:style-name="T64"><text:s text:c="6"/></text:span><text:span text:style-name="T68">Pig race game front-end based on isometric engine</text:span></text:p>
      <text:p text:style-name="P56"><text:span text:style-name="T68"><text:s text:c="6"/></text:span><text:span text:style-name="T66">Frontend</text:span><text:span text:style-name="T69">: jQuery, pure </text:span><text:span text:style-name="T70">OOP/Functional</text:span><text:span text:style-name="T69"> Javascript, </text:span><text:span text:style-name="T71">Isogenic engine, physic modeling, HTML5</text:span></text:p>
      <text:p text:style-name="P17"><text:s text:c="4"/><text:span text:style-name="T32">200</text:span><text:span text:style-name="T44">7 – 2008, HeadHunter:Penza. Project </text:span><text:a xlink:type="simple" xlink:href="http://livehh.ru/" text:style-name="Internet_20_link" text:visited-style-name="Visited_20_Internet_20_Link"><text:span text:style-name="T32">http://livehh.ru</text:span></text:a> - <text:span text:style-name="T120">worked in team</text:span></text:p>
      <text:p text:style-name="P17"><text:s text:c="6"/><text:span text:style-name="T31">Java stack</text:span><text:span text:style-name="T124">: Springframework (MVC, WebFlow, Security), Hibernate</text:span></text:p>
      <text:p text:style-name="P17"><text:s text:c="6"/><text:span text:style-name="T124">In addition: Tomcat clustering</text:span></text:p>
      <text:p text:style-name="P17"><text:span text:style-name="T120"><text:s text:c="4"/></text:span><text:span text:style-name="T44">2008, HeadHunter:Penza, Project </text:span><text:a xlink:type="simple" xlink:href="http://career.ru/" text:style-name="Internet_20_link" text:visited-style-name="Visited_20_Internet_20_Link"><text:span text:style-name="T44">http://career.ru</text:span></text:a><text:span text:style-name="T120"> - worked in team,</text:span> <text:s text:c="3"/><text:span text:style-name="T15"><text:s/></text:span><text:span text:style-name="T30">Java stack</text:span><text:span text:style-name="T125">: Liferay port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Verdana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3.6.2$Linux_X86_64 LibreOffice_project/430m0$Build-2</meta:generator>
    <dc:date>2015-05-14T19:45:09.398234009</dc:date>
    <meta:editing-duration>PT6H35M48S</meta:editing-duration>
    <meta:editing-cycles>342</meta:editing-cycles>
    <meta:document-statistic meta:table-count="0" meta:image-count="0" meta:object-count="0" meta:page-count="2" meta:paragraph-count="89" meta:word-count="637" meta:character-count="5886" meta:non-whitespace-character-count="4705"/>
  </office:meta>
</office:document-meta>
</file>